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40c0d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102882106128" text:id="ct10610288210612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102879998784" text:id="ct10610287999878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102882104672" text:id="ct10610288210467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6102882106128"/>Adopted as a 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102879998784"/><text:change-start text:change-id="ct106102882104672"/>Version History<text:change-end text:change-id="ct10610288210467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7:10.061630741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2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13S</meta:editing-duration>
    <meta:generator>LibreOffice/4.4.0.3$MacOSX_X86_64 LibreOffice_project/de093506bcdc5fafd9023ee680b8c60e3e0645d7</meta:generator>
    <dc:date>2015-02-18T19:27:09.967353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59" meta:non-whitespace-character-count="389"/>
  </office:meta>
</office:document-meta>
</file>